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5.65652186025833E-016" calcext:value-type="float">
            <text:p>5.65652186025833E-16</text:p>
          </table:table-cell>
          <table:table-cell office:value-type="float" office:value="1.10091525174969E-017" calcext:value-type="float">
            <text:p>1.10091525174969E-17</text:p>
          </table:table-cell>
          <table:table-cell office:value-type="float" office:value="1.45587482894631E-017" calcext:value-type="float">
            <text:p>1.45587482894631E-1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.65652186025833E-016" calcext:value-type="float">
            <text:p>5.65652186025833E-16</text:p>
          </table:table-cell>
          <table:table-cell office:value-type="float" office:value="-1" calcext:value-type="float">
            <text:p>-1</text:p>
          </table:table-cell>
          <table:table-cell office:value-type="float" office:value="0.851931396724133" calcext:value-type="float">
            <text:p>0.851931396724133</text:p>
          </table:table-cell>
          <table:table-cell office:value-type="float" office:value="0.73010461891637" calcext:value-type="float">
            <text:p>0.7301046189163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.10091525174969E-017" calcext:value-type="float">
            <text:p>1.10091525174969E-17</text:p>
          </table:table-cell>
          <table:table-cell office:value-type="float" office:value="0.851931396724133" calcext:value-type="float">
            <text:p>0.851931396724133</text:p>
          </table:table-cell>
          <table:table-cell office:value-type="float" office:value="-1" calcext:value-type="float">
            <text:p>-1</text:p>
          </table:table-cell>
          <table:table-cell office:value-type="float" office:value="0.738565552329935" calcext:value-type="float">
            <text:p>0.7385655523299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45587482894631E-017" calcext:value-type="float">
            <text:p>1.45587482894631E-17</text:p>
          </table:table-cell>
          <table:table-cell office:value-type="float" office:value="0.73010461891637" calcext:value-type="float">
            <text:p>0.73010461891637</text:p>
          </table:table-cell>
          <table:table-cell office:value-type="float" office:value="0.738565552329935" calcext:value-type="float">
            <text:p>0.73856555232993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3:41:21.734322252</dc:date>
    <meta:editing-duration>PT46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